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Garamond" style:font-family-asian="Garamond" style:font-family-complex="Garamond"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0.00pt" fo:font-weight="bold" fo:font-family="Garamond" style:font-family-asian="Garamond" style:font-family-complex="Garamond"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Garamond" style:font-family-asian="Garamond" style:font-family-complex="Garamond"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Garamond" style:font-family-asian="Garamond" style:font-family-complex="Garamond"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Garamond" style:font-family-asian="Garamond" style:font-family-complex="Garamond"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5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0.00pt" fo:font-weight="bold" fo:font-family="Garamond" style:font-family-asian="Garamond" style:font-family-complex="Garamond"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Garamond" style:font-family-asian="Garamond" style:font-family-complex="Garamond"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bold" fo:font-family="Garamond" style:font-family-asian="Garamond" style:font-family-complex="Garamond"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5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Garamond" style:font-family-asian="Garamond" style:font-family-complex="Garamond"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5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0.00pt" fo:font-weight="bold" fo:font-family="Garamond" style:font-family-asian="Garamond" style:font-family-complex="Garamond"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Garamond" style:font-family-asian="Garamond" style:font-family-complex="Garamond"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bold" fo:font-family="Garamond" style:font-family-asian="Garamond" style:font-family-complex="Garamond"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Garamond" style:font-family-asian="Garamond" style:font-family-complex="Garamond"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5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0.00pt" fo:font-weight="bold" fo:font-family="Garamond" style:font-family-asian="Garamond" style:font-family-complex="Garamond"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style:text-underline-mode="continuous" style:text-underline-type="single" style:text-underline-style="solid" style:text-underline-width="normal" fo:font-family="Garamond" style:font-family-asian="Garamond" style:font-family-complex="Garamond" fo:background-color="transparent" fo:color="#0000ff"/>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Garamond" style:font-family-asian="Garamond" style:font-family-complex="Garamond"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5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Garamond" style:font-family-asian="Garamond" style:font-family-complex="Garamond"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5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Garamond" style:font-family-asian="Garamond" style:font-family-complex="Garamond"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5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Garamond" style:font-family-asian="Garamond" style:font-family-complex="Garamond"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5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Garamond" style:font-family-asian="Garamond" style:font-family-complex="Garamond"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5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fo:font-family="Garamond" style:font-family-asian="Garamond" style:font-family-complex="Garamond"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5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fo:font-family="Garamond" style:font-family-asian="Garamond" style:font-family-complex="Garamond"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50pt" fo:font-weight="normal"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normal" fo:font-family="Garamond" style:font-family-asian="Garamond" style:font-family-complex="Garamond"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5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Garamond" style:font-family-asian="Garamond" style:font-family-complex="Garamond"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50pt" fo:font-weight="normal"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normal" fo:font-family="Garamond" style:font-family-asian="Garamond" style:font-family-complex="Garamond"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5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Garamond" style:font-family-asian="Garamond" style:font-family-complex="Garamond"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5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Garamond" style:font-family-asian="Garamond" style:font-family-complex="Garamond"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50pt" fo:font-weight="normal"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Garamond" style:font-family-asian="Garamond" style:font-family-complex="Garamond"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50pt" fo:font-weight="normal"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Garamond" style:font-family-asian="Garamond" style:font-family-complex="Garamond"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5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Garamond" style:font-family-asian="Garamond" style:font-family-complex="Garamond"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5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Garamond" style:font-family-asian="Garamond" style:font-family-complex="Garamond"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50pt" fo:font-weight="normal"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Garamond" style:font-family-asian="Garamond" style:font-family-complex="Garamond"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50pt" fo:font-weight="normal" fo:font-family="Calibri" style:font-family-asian="Calibri" style:font-family-complex="Calibri"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normal" fo:font-family="Garamond" style:font-family-asian="Garamond" style:font-family-complex="Garamond"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50pt" fo:font-weight="normal"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normal" fo:font-family="Garamond" style:font-family-asian="Garamond" style:font-family-complex="Garamond"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5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0.00pt" fo:font-weight="normal" fo:font-family="Garamond" style:font-family-asian="Garamond" style:font-family-complex="Garamond"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50pt" fo:font-weight="normal"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0.00pt" fo:font-weight="normal" fo:font-family="Garamond" style:font-family-asian="Garamond" style:font-family-complex="Garamond"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50pt" fo:font-weight="normal" fo:font-family="Calibri" style:font-family-asian="Calibri" style:font-family-complex="Calibri"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0.00pt" fo:font-weight="normal" fo:font-family="Garamond" style:font-family-asian="Garamond" style:font-family-complex="Garamond"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0.50pt" fo:font-weight="normal"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0.00pt" fo:font-weight="normal" fo:font-family="Garamond" style:font-family-asian="Garamond" style:font-family-complex="Garamond"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0.50pt" fo:font-weight="normal" fo:font-family="Calibri" style:font-family-asian="Calibri" style:font-family-complex="Calibri"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0.00pt" fo:font-weight="normal" fo:font-family="Garamond" style:font-family-asian="Garamond" style:font-family-complex="Garamond" fo:background-color="transparent" style:use-window-font-color="true"/>
    </style:style>
    <style:style style:name="T157" style:family="text">
      <style:text-properties fo:font-size="10.50pt" fo:font-weight="normal" fo:font-family="Calibri" style:font-family-asian="Calibri" style:font-family-complex="Calibri" fo:background-color="transparent" style:use-window-font-color="true"/>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0.00pt" fo:font-weight="normal" fo:font-family="Garamond" style:font-family-asian="Garamond" style:font-family-complex="Garamond" fo:background-color="transparent" style:use-window-font-color="true"/>
    </style:style>
    <style:style style:name="T161" style:family="text">
      <style:text-properties fo:font-size="10.50pt" fo:font-weight="normal" fo:font-family="Calibri" style:font-family-asian="Calibri" style:font-family-complex="Calibri" fo:background-color="transparent" style:use-window-font-color="true"/>
    </style:style>
    <style:style style:name="T162" style:family="text">
      <style:text-properties fo:font-size="12.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0.00pt" fo:font-weight="normal" fo:font-family="Garamond" style:font-family-asian="Garamond" style:font-family-complex="Garamond"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0.50pt" fo:font-weight="normal"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0.00pt" fo:font-weight="bold" fo:font-family="Garamond" style:font-family-asian="Garamond" style:font-family-complex="Garamond"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0.00pt" fo:font-weight="normal" fo:font-family="Garamond" style:font-family-asian="Garamond" style:font-family-complex="Garamond"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0.5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00pt" fo:font-weight="normal" fo:font-family="Garamond" style:font-family-asian="Garamond" style:font-family-complex="Garamond"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0.00pt" fo:font-weight="normal" fo:font-family="Garamond" style:font-family-asian="Garamond" style:font-family-complex="Garamond" fo:background-color="transparent" style:use-window-font-color="true"/>
    </style:style>
    <style:style style:name="T177" style:family="text">
      <style:text-properties fo:font-size="10.00pt" fo:font-weight="normal" fo:font-family="Garamond" style:font-family-asian="Garamond" style:font-family-complex="Garamond" fo:background-color="transparent" style:use-window-font-color="true" fo:font-style="italic"/>
    </style:style>
    <style:style style:name="T178" style:family="text">
      <style:text-properties fo:font-size="10.00pt" fo:font-weight="normal" style:text-underline-mode="continuous" style:text-underline-type="single" style:text-underline-style="solid" style:text-underline-width="normal" fo:font-family="Garamond" style:font-family-asian="Garamond" style:font-family-complex="Garamond" fo:background-color="transparent" fo:color="#0000ff" fo:font-style="italic"/>
    </style:style>
    <style:style style:name="T179" style:family="text">
      <style:text-properties fo:font-size="10.00pt" fo:font-weight="normal" fo:font-family="Garamond" style:font-family-asian="Garamond" style:font-family-complex="Garamond" fo:background-color="transparent" style:use-window-font-color="true" fo:font-style="italic"/>
    </style:style>
    <style:style style:name="T180" style:family="text">
      <style:text-properties fo:font-size="10.00pt" fo:font-weight="normal" fo:font-family="Garamond" style:font-family-asian="Garamond" style:font-family-complex="Garamond"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00pt" fo:font-weight="normal" fo:font-family="Garamond" style:font-family-asian="Garamond" style:font-family-complex="Garamond"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0.00pt" fo:font-weight="normal" fo:font-family="Garamond" style:font-family-asian="Garamond" style:font-family-complex="Garamond"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00pt" fo:font-weight="bold" fo:font-family="Garamond" style:font-family-asian="Garamond" style:font-family-complex="Garamond"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9.00pt" fo:font-weight="bold" fo:font-family="Garamond" style:font-family-asian="Garamond" style:font-family-complex="Garamond"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00pt" fo:font-weight="bold" fo:font-family="Garamond" style:font-family-asian="Garamond" style:font-family-complex="Garamond"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0.00pt" fo:font-weight="normal" fo:font-family="Garamond" style:font-family-asian="Garamond" style:font-family-complex="Garamond"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0.00pt" fo:font-weight="normal" fo:font-family="Garamond" style:font-family-asian="Garamond" style:font-family-complex="Garamond"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0.00pt" fo:font-weight="normal" fo:font-family="Garamond" style:font-family-asian="Garamond" style:font-family-complex="Garamond"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0.00pt" fo:font-weight="normal" fo:font-family="Garamond" style:font-family-asian="Garamond" style:font-family-complex="Garamond"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0.00pt" fo:font-weight="normal" fo:font-family="Garamond" style:font-family-asian="Garamond" style:font-family-complex="Garamond"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00pt" fo:font-weight="normal" fo:font-family="Garamond" style:font-family-asian="Garamond" style:font-family-complex="Garamond"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normal" fo:font-family="Garamond" style:font-family-asian="Garamond" style:font-family-complex="Garamond"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0.00pt" fo:font-weight="normal" fo:font-family="Garamond" style:font-family-asian="Garamond" style:font-family-complex="Garamond"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0.00pt" fo:font-weight="normal" fo:font-family="Garamond" style:font-family-asian="Garamond" style:font-family-complex="Garamond"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0.00pt" fo:font-weight="bold" fo:font-family="Garamond" style:font-family-asian="Garamond" style:font-family-complex="Garamond"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8.00pt" fo:font-weight="bold" fo:font-family="Garamond" style:font-family-asian="Garamond" style:font-family-complex="Garamond"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0.00pt" fo:font-weight="bold" fo:font-family="Garamond" style:font-family-asian="Garamond" style:font-family-complex="Garamond"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0.00pt" fo:font-weight="normal" fo:font-family="Garamond" style:font-family-asian="Garamond" style:font-family-complex="Garamond"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0.00pt" fo:font-weight="normal" fo:font-family="Garamond" style:font-family-asian="Garamond" style:font-family-complex="Garamond"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0.00pt" fo:font-weight="normal" fo:font-family="Garamond" style:font-family-asian="Garamond" style:font-family-complex="Garamond"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0.00pt" fo:font-weight="normal" fo:font-family="Garamond" style:font-family-asian="Garamond" style:font-family-complex="Garamond"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0.00pt" fo:font-weight="normal" fo:font-family="Garamond" style:font-family-asian="Garamond" style:font-family-complex="Garamond"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0.00pt" fo:font-weight="normal" fo:font-family="Garamond" style:font-family-asian="Garamond" style:font-family-complex="Garamond"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0.00pt" fo:font-weight="normal" fo:font-family="Garamond" style:font-family-asian="Garamond" style:font-family-complex="Garamond"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0.00pt" fo:font-weight="normal" fo:font-family="Garamond" style:font-family-asian="Garamond" style:font-family-complex="Garamond"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normal" fo:font-family="Garamond" style:font-family-asian="Garamond" style:font-family-complex="Garamond"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0.00pt" fo:font-weight="bold" fo:font-family="Garamond" style:font-family-asian="Garamond" style:font-family-complex="Garamond"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8.00pt" fo:font-weight="bold" fo:font-family="Garamond" style:font-family-asian="Garamond" style:font-family-complex="Garamond"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bold" fo:font-family="Garamond" style:font-family-asian="Garamond" style:font-family-complex="Garamond"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0.00pt" fo:font-weight="normal" fo:font-family="Garamond" style:font-family-asian="Garamond" style:font-family-complex="Garamond"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0.00pt" fo:font-weight="normal" fo:font-family="Garamond" style:font-family-asian="Garamond" style:font-family-complex="Garamond"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0.00pt" fo:font-weight="normal" fo:font-family="Garamond" style:font-family-asian="Garamond" style:font-family-complex="Garamond"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0.00pt" fo:font-weight="normal" fo:font-family="Garamond" style:font-family-asian="Garamond" style:font-family-complex="Garamond"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00pt" fo:font-weight="normal" fo:font-family="Garamond" style:font-family-asian="Garamond" style:font-family-complex="Garamond"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0.00pt" fo:font-weight="normal" fo:font-family="Garamond" style:font-family-asian="Garamond" style:font-family-complex="Garamond"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00pt" fo:font-weight="normal" fo:font-family="Garamond" style:font-family-asian="Garamond" style:font-family-complex="Garamond"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0.00pt" fo:font-weight="normal" fo:font-family="Garamond" style:font-family-asian="Garamond" style:font-family-complex="Garamond"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0.00pt" fo:font-weight="normal" fo:font-family="Garamond" style:font-family-asian="Garamond" style:font-family-complex="Garamond"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0.00pt" fo:font-weight="normal" fo:font-family="Garamond" style:font-family-asian="Garamond" style:font-family-complex="Garamond"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0.00pt" fo:font-weight="normal" fo:font-family="Garamond" style:font-family-asian="Garamond" style:font-family-complex="Garamond"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0.00pt" fo:font-weight="normal" fo:font-family="Garamond" style:font-family-asian="Garamond" style:font-family-complex="Garamond"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0.00pt" fo:font-weight="normal" fo:font-family="Garamond" style:font-family-asian="Garamond" style:font-family-complex="Garamond"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normal" fo:font-family="Garamond" style:font-family-asian="Garamond" style:font-family-complex="Garamond"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0.00pt" fo:font-weight="normal" fo:font-family="Garamond" style:font-family-asian="Garamond" style:font-family-complex="Garamond"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0.00pt" fo:font-weight="bold" fo:font-family="Garamond" style:font-family-asian="Garamond" style:font-family-complex="Garamond"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2.00pt" fo:font-weight="normal" fo:font-family="Garamond" style:font-family-asian="Garamond" style:font-family-complex="Garamond"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tab-stops>
          <style:tab-stop style:position="153.00pt"/>
        </style:tab-stops>
      </style:paragraph-properties>
    </style:style>
    <style:style style:name="P3" style:family="paragraph">
      <style:paragraph-properties fo:line-height="100.00%" fo:text-align="left" fo:margin-left="0.50pt" fo:text-indent="-0.50pt">
        <style:tab-stops>
          <style:tab-stop style:position="116.50pt"/>
          <style:tab-stop style:position="49408.50pt" style:leader-style="dotted"/>
          <style:tab-stop style:position="421121.15pt" style:type="right"/>
          <style:tab-stop style:position="-0.50p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0.50pt" fo:text-indent="-0.50pt">
        <style:tab-stops>
          <style:tab-stop style:position="116.50pt"/>
          <style:tab-stop style:position="49408.50pt" style:leader-style="dotted"/>
          <style:tab-stop style:position="421121.15pt" style:type="right"/>
          <style:tab-stop style:position="-0.50pt"/>
        </style:tab-stops>
      </style:paragraph-properties>
    </style:style>
    <style:style style:name="P6"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 style:position="-0.50pt"/>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 style:position="-0.50pt"/>
        </style:tab-stops>
      </style:paragraph-properties>
    </style:style>
    <style:style style:name="P9"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 style:position="-0.50pt"/>
        </style:tab-stops>
      </style:paragraph-properties>
    </style:style>
    <style:style style:name="P10" style:family="paragraph">
      <style:paragraph-properties fo:line-height="115.00%" fo:text-align="left" fo:margin-bottom="10.00pt"/>
    </style:style>
    <style:style style:name="P11" style:family="paragraph">
      <style:paragraph-properties fo:line-height="100.00%" fo:text-align="left"/>
    </style:style>
    <style:style style:name="P12" style:family="paragraph">
      <style:paragraph-properties fo:line-height="115.00%" fo:text-align="left" fo:margin-bottom="10.00pt"/>
    </style:style>
    <style:style style:name="P13"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 style:position="-0.50pt"/>
        </style:tab-stops>
      </style:paragraph-properties>
    </style:style>
    <style:style style:name="P14"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 style:position="-0.5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 style:position="-0.50pt"/>
        </style:tab-stops>
      </style:paragraph-properties>
    </style:style>
    <style:style style:name="P17"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20"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21" style:family="paragraph">
      <style:paragraph-properties fo:line-height="115.00%" fo:text-align="left" fo:margin-bottom="10.00pt"/>
    </style:style>
    <style:style style:name="P22" style:family="paragraph">
      <style:paragraph-properties fo:line-height="100.00%" fo:text-align="left"/>
    </style:style>
    <style:style style:name="P23"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24"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25" style:family="paragraph">
      <style:paragraph-properties fo:line-height="115.00%" fo:text-align="left" fo:margin-bottom="10.00pt"/>
    </style:style>
    <style:style style:name="P26" style:family="paragraph">
      <style:paragraph-properties fo:line-height="100.00%" fo:text-align="left"/>
    </style:style>
    <style:style style:name="P27"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28"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29" style:family="paragraph">
      <style:paragraph-properties fo:line-height="115.00%" fo:text-align="left" fo:margin-bottom="10.00pt"/>
    </style:style>
    <style:style style:name="P30" style:family="paragraph">
      <style:paragraph-properties fo:line-height="100.00%" fo:text-align="left"/>
    </style:style>
    <style:style style:name="P31"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32" style:family="paragraph">
      <style:paragraph-properties fo:line-height="115.00%" fo:text-align="left" fo:margin-bottom="10.00pt"/>
    </style:style>
    <style:style style:name="P33" style:family="paragraph">
      <style:paragraph-properties fo:line-height="100.00%" fo:text-align="left"/>
    </style:style>
    <style:style style:name="P34"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35" style:family="paragraph">
      <style:paragraph-properties fo:line-height="115.00%" fo:text-align="left" fo:margin-bottom="10.00pt"/>
    </style:style>
    <style:style style:name="P36" style:family="paragraph">
      <style:paragraph-properties fo:line-height="100.00%" fo:text-align="left"/>
    </style:style>
    <style:style style:name="P37"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38" style:family="paragraph">
      <style:paragraph-properties fo:line-height="115.00%" fo:text-align="left" fo:margin-bottom="10.00pt"/>
    </style:style>
    <style:style style:name="P39" style:family="paragraph">
      <style:paragraph-properties fo:line-height="100.00%" fo:text-align="left"/>
    </style:style>
    <style:style style:name="P40"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41" style:family="paragraph">
      <style:paragraph-properties fo:line-height="115.00%" fo:text-align="left" fo:margin-bottom="10.00pt"/>
    </style:style>
    <style:style style:name="P42" style:family="paragraph">
      <style:paragraph-properties fo:line-height="100.00%" fo:text-align="left"/>
    </style:style>
    <style:style style:name="P43"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44" style:family="paragraph">
      <style:paragraph-properties fo:line-height="115.00%" fo:text-align="left" fo:margin-bottom="10.00pt"/>
    </style:style>
    <style:style style:name="P45" style:family="paragraph">
      <style:paragraph-properties fo:line-height="100.00%" fo:text-align="left"/>
    </style:style>
    <style:style style:name="P46"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47" style:family="paragraph">
      <style:paragraph-properties fo:line-height="115.00%" fo:text-align="left" fo:margin-bottom="10.00pt"/>
    </style:style>
    <style:style style:name="P48" style:family="paragraph">
      <style:paragraph-properties fo:line-height="100.00%" fo:text-align="left"/>
    </style:style>
    <style:style style:name="P49"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50" style:family="paragraph">
      <style:paragraph-properties fo:line-height="115.00%" fo:text-align="left" fo:margin-bottom="10.00pt"/>
    </style:style>
    <style:style style:name="P51" style:family="paragraph">
      <style:paragraph-properties fo:line-height="100.00%" fo:text-align="left"/>
    </style:style>
    <style:style style:name="P52"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53" style:family="paragraph">
      <style:paragraph-properties fo:line-height="115.00%" fo:text-align="left" fo:margin-bottom="10.00pt"/>
    </style:style>
    <style:style style:name="P54" style:family="paragraph">
      <style:paragraph-properties fo:line-height="100.00%" fo:text-align="left"/>
    </style:style>
    <style:style style:name="P55"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56" style:family="paragraph">
      <style:paragraph-properties fo:line-height="115.00%" fo:text-align="left" fo:margin-bottom="10.00pt"/>
    </style:style>
    <style:style style:name="P57" style:family="paragraph">
      <style:paragraph-properties fo:line-height="100.00%" fo:text-align="left"/>
    </style:style>
    <style:style style:name="P58"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59" style:family="paragraph">
      <style:paragraph-properties fo:line-height="115.00%" fo:text-align="left" fo:margin-bottom="10.00pt"/>
    </style:style>
    <style:style style:name="P60" style:family="paragraph">
      <style:paragraph-properties fo:line-height="100.00%" fo:text-align="left"/>
    </style:style>
    <style:style style:name="P61"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62" style:family="paragraph">
      <style:paragraph-properties fo:line-height="115.00%" fo:text-align="left" fo:margin-bottom="10.00pt"/>
    </style:style>
    <style:style style:name="P63" style:family="paragraph">
      <style:paragraph-properties fo:line-height="100.00%" fo:text-align="left"/>
    </style:style>
    <style:style style:name="P64"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65" style:family="paragraph">
      <style:paragraph-properties fo:line-height="115.00%" fo:text-align="left" fo:margin-bottom="10.00pt"/>
    </style:style>
    <style:style style:name="P66" style:family="paragraph">
      <style:paragraph-properties fo:line-height="100.00%" fo:text-align="left"/>
    </style:style>
    <style:style style:name="P67"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68" style:family="paragraph">
      <style:paragraph-properties fo:line-height="115.00%" fo:text-align="left" fo:margin-bottom="10.00pt"/>
    </style:style>
    <style:style style:name="P69" style:family="paragraph">
      <style:paragraph-properties fo:line-height="100.00%" fo:text-align="left"/>
    </style:style>
    <style:style style:name="P70"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71" style:family="paragraph">
      <style:paragraph-properties fo:line-height="115.00%" fo:text-align="left" fo:margin-bottom="10.00pt"/>
    </style:style>
    <style:style style:name="P72" style:family="paragraph">
      <style:paragraph-properties fo:line-height="100.00%" fo:text-align="left"/>
    </style:style>
    <style:style style:name="P73"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74" style:family="paragraph">
      <style:paragraph-properties fo:line-height="115.00%" fo:text-align="left" fo:margin-bottom="10.00pt"/>
    </style:style>
    <style:style style:name="P75" style:family="paragraph">
      <style:paragraph-properties fo:line-height="100.00%" fo:text-align="left"/>
    </style:style>
    <style:style style:name="P76"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77" style:family="paragraph">
      <style:paragraph-properties fo:line-height="115.00%" fo:text-align="left" fo:margin-bottom="10.00pt"/>
    </style:style>
    <style:style style:name="P78" style:family="paragraph">
      <style:paragraph-properties fo:line-height="100.00%" fo:text-align="left"/>
    </style:style>
    <style:style style:name="P79"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80" style:family="paragraph">
      <style:paragraph-properties fo:line-height="115.00%" fo:text-align="left" fo:margin-bottom="10.00pt"/>
    </style:style>
    <style:style style:name="P81" style:family="paragraph">
      <style:paragraph-properties fo:line-height="100.00%" fo:text-align="left"/>
    </style:style>
    <style:style style:name="P82"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83" style:family="paragraph">
      <style:paragraph-properties fo:line-height="115.00%" fo:text-align="left" fo:margin-bottom="10.00pt"/>
    </style:style>
    <style:style style:name="P84" style:family="paragraph">
      <style:paragraph-properties fo:line-height="100.00%" fo:text-align="left"/>
    </style:style>
    <style:style style:name="P85"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86" style:family="paragraph">
      <style:paragraph-properties fo:line-height="115.00%" fo:text-align="left" fo:margin-bottom="10.00pt"/>
    </style:style>
    <style:style style:name="P87" style:family="paragraph">
      <style:paragraph-properties fo:line-height="100.00%" fo:text-align="left"/>
    </style:style>
    <style:style style:name="P88"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89" style:family="paragraph">
      <style:paragraph-properties fo:line-height="115.00%" fo:text-align="left" fo:margin-bottom="10.00pt"/>
    </style:style>
    <style:style style:name="P90" style:family="paragraph">
      <style:paragraph-properties fo:line-height="100.00%" fo:text-align="left"/>
    </style:style>
    <style:style style:name="P91"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92" style:family="paragraph">
      <style:paragraph-properties fo:line-height="115.00%" fo:text-align="left" fo:margin-bottom="10.00pt"/>
    </style:style>
    <style:style style:name="P93" style:family="paragraph">
      <style:paragraph-properties fo:line-height="100.00%" fo:text-align="left"/>
    </style:style>
    <style:style style:name="P94"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95" style:family="paragraph">
      <style:paragraph-properties fo:line-height="115.00%" fo:text-align="left" fo:margin-bottom="10.00pt"/>
    </style:style>
    <style:style style:name="P96" style:family="paragraph">
      <style:paragraph-properties fo:line-height="100.00%" fo:text-align="left"/>
    </style:style>
    <style:style style:name="P97" style:family="paragraph">
      <style:paragraph-properties fo:line-height="100.00%" fo:text-align="left" fo:margin-left="0.50pt" fo:text-indent="-0.50pt">
        <style:tab-stops>
          <style:tab-stop style:position="89.50pt"/>
          <style:tab-stop style:position="49344.50pt" style:leader-style="dotted"/>
          <style:tab-stop style:position="421121.15pt" style:type="right"/>
        </style:tab-stops>
      </style:paragraph-properties>
    </style:style>
    <style:style style:name="P98" style:family="paragraph">
      <style:paragraph-properties fo:line-height="100.00%" fo:text-align="left" fo:margin-left="0.50pt" fo:text-indent="-0.50pt">
        <style:tab-stops>
          <style:tab-stop style:position="89.50pt"/>
          <style:tab-stop style:position="49344.50pt" style:leader-style="dotted"/>
        </style:tab-stops>
      </style:paragraph-properties>
    </style:style>
    <style:style style:name="P99" style:family="paragraph">
      <style:paragraph-properties fo:line-height="100.00%" fo:text-align="left"/>
    </style:style>
    <style:style style:name="P100" style:family="paragraph">
      <style:paragraph-properties fo:line-height="100.00%" fo:text-align="left" fo:margin-left="0.50pt" fo:text-indent="-0.50pt">
        <style:tab-stops>
          <style:tab-stop style:position="89.50pt"/>
          <style:tab-stop style:position="49344.50pt" style:leader-style="dotted"/>
        </style:tab-stops>
      </style:paragraph-properties>
    </style:style>
    <style:style style:name="P101" style:family="paragraph">
      <style:paragraph-properties fo:line-height="100.00%" fo:text-align="left"/>
    </style:style>
    <style:style style:name="P102" style:family="paragraph">
      <style:paragraph-properties fo:line-height="100.00%" fo:text-align="justify"/>
    </style:style>
    <style:style style:name="P103" style:family="paragraph">
      <style:paragraph-properties fo:line-height="100.00%" fo:text-align="left"/>
    </style:style>
    <style:style style:name="P104" style:family="paragraph">
      <style:paragraph-properties fo:line-height="100.00%" fo:text-align="justify"/>
    </style:style>
    <style:style style:name="P105" style:family="paragraph">
      <style:paragraph-properties fo:line-height="100.00%" fo:text-align="left" fo:margin-left="2.70pt" fo:text-indent="-2.70pt">
        <style:tab-stops>
          <style:tab-stop style:position="204.20pt"/>
          <style:tab-stop style:position="3338.35pt"/>
          <style:tab-stop style:position="421118.95pt" style:type="right"/>
        </style:tab-stops>
      </style:paragraph-properties>
    </style:style>
    <style:style style:name="P106" style:family="paragraph">
      <style:paragraph-properties fo:line-height="100.00%" fo:text-align="center"/>
    </style:style>
    <style:style style:name="P107" style:family="paragraph">
      <style:paragraph-properties fo:line-height="100.00%" fo:text-align="left" fo:margin-left="2.70pt" fo:text-indent="-2.70pt">
        <style:tab-stops>
          <style:tab-stop style:position="204.20pt"/>
          <style:tab-stop style:position="3338.35pt"/>
          <style:tab-stop style:position="421118.95pt" style:type="right"/>
        </style:tab-stops>
      </style:paragraph-properties>
    </style:style>
    <style:style style:name="P108" style:family="paragraph">
      <style:paragraph-properties fo:line-height="100.00%" fo:text-align="left" fo:margin-left="2.70pt" fo:text-indent="-2.70pt">
        <style:tab-stops>
          <style:tab-stop style:position="204.20pt"/>
          <style:tab-stop style:position="3338.35pt"/>
          <style:tab-stop style:position="421118.95pt" style:type="right"/>
          <style:tab-stop style:position="-2.70pt"/>
        </style:tab-stops>
      </style:paragraph-properties>
    </style:style>
    <style:style style:name="P109" style:family="paragraph">
      <style:paragraph-properties fo:line-height="115.00%" fo:text-align="left" fo:margin-bottom="10.00pt"/>
    </style:style>
    <style:style style:name="P110" style:family="paragraph">
      <style:paragraph-properties fo:line-height="100.00%" fo:text-align="center"/>
    </style:style>
    <style:style style:name="P111" style:family="paragraph">
      <style:paragraph-properties fo:line-height="115.00%" fo:text-align="left" fo:margin-bottom="10.00pt"/>
    </style:style>
    <style:style style:name="P112" style:family="paragraph">
      <style:paragraph-properties fo:line-height="100.00%" fo:text-align="left" fo:margin-left="2.70pt" fo:text-indent="-2.70pt">
        <style:tab-stops>
          <style:tab-stop style:position="204.20pt"/>
          <style:tab-stop style:position="3338.35pt"/>
          <style:tab-stop style:position="421118.95pt" style:type="right"/>
          <style:tab-stop style:position="-2.70pt"/>
        </style:tab-stops>
      </style:paragraph-properties>
    </style:style>
    <style:style style:name="P113"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14" style:family="paragraph">
      <style:paragraph-properties fo:line-height="100.00%" fo:text-align="justify"/>
    </style:style>
    <style:style style:name="P115"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16" style:family="paragraph">
      <style:paragraph-properties fo:line-height="100.00%" fo:text-align="justify"/>
    </style:style>
    <style:style style:name="P117"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18" style:family="paragraph">
      <style:paragraph-properties fo:line-height="100.00%" fo:text-align="justify"/>
    </style:style>
    <style:style style:name="P119"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20" style:family="paragraph">
      <style:paragraph-properties fo:line-height="100.00%" fo:text-align="justify"/>
    </style:style>
    <style:style style:name="P121" style:family="paragraph">
      <style:paragraph-properties fo:line-height="100.00%" fo:text-align="left" fo:margin-left="2.70pt" fo:text-indent="-2.70pt">
        <style:tab-stops>
          <style:tab-stop style:position="204.20pt"/>
          <style:tab-stop style:position="3338.35pt"/>
          <style:tab-stop style:position="421118.95pt" style:type="right"/>
        </style:tab-stops>
      </style:paragraph-properties>
    </style:style>
    <style:style style:name="P122" style:family="paragraph">
      <style:paragraph-properties fo:line-height="100.00%" fo:text-align="center"/>
    </style:style>
    <style:style style:name="P123" style:family="paragraph">
      <style:paragraph-properties fo:line-height="100.00%" fo:text-align="left" fo:margin-left="2.70pt" fo:text-indent="-2.70pt">
        <style:tab-stops>
          <style:tab-stop style:position="204.20pt"/>
          <style:tab-stop style:position="3338.35pt"/>
          <style:tab-stop style:position="421118.95pt" style:type="right"/>
        </style:tab-stops>
      </style:paragraph-properties>
    </style:style>
    <style:style style:name="P124" style:family="paragraph">
      <style:paragraph-properties fo:line-height="100.00%" fo:text-align="left" fo:margin-left="2.70pt" fo:text-indent="-2.70pt">
        <style:tab-stops>
          <style:tab-stop style:position="204.20pt"/>
          <style:tab-stop style:position="3338.35pt"/>
          <style:tab-stop style:position="421118.95pt" style:type="right"/>
          <style:tab-stop style:position="-2.70pt"/>
        </style:tab-stops>
      </style:paragraph-properties>
    </style:style>
    <style:style style:name="P125" style:family="paragraph">
      <style:paragraph-properties fo:line-height="115.00%" fo:text-align="left" fo:margin-bottom="10.00pt"/>
    </style:style>
    <style:style style:name="P126" style:family="paragraph">
      <style:paragraph-properties fo:line-height="100.00%" fo:text-align="center"/>
    </style:style>
    <style:style style:name="P127" style:family="paragraph">
      <style:paragraph-properties fo:line-height="115.00%" fo:text-align="left" fo:margin-bottom="10.00pt"/>
    </style:style>
    <style:style style:name="P128" style:family="paragraph">
      <style:paragraph-properties fo:line-height="100.00%" fo:text-align="left" fo:margin-left="2.70pt" fo:text-indent="-2.70pt">
        <style:tab-stops>
          <style:tab-stop style:position="204.20pt"/>
          <style:tab-stop style:position="3338.35pt"/>
          <style:tab-stop style:position="421118.95pt" style:type="right"/>
          <style:tab-stop style:position="-2.70pt"/>
        </style:tab-stops>
      </style:paragraph-properties>
    </style:style>
    <style:style style:name="P129"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30" style:family="paragraph">
      <style:paragraph-properties fo:line-height="100.00%" fo:text-align="justify"/>
    </style:style>
    <style:style style:name="P131"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32" style:family="paragraph">
      <style:paragraph-properties fo:line-height="100.00%" fo:text-align="justify"/>
    </style:style>
    <style:style style:name="P133"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34" style:family="paragraph">
      <style:paragraph-properties fo:line-height="100.00%" fo:text-align="justify"/>
    </style:style>
    <style:style style:name="P135" style:family="paragraph">
      <style:paragraph-properties fo:line-height="100.00%" fo:text-align="left" fo:margin-left="2.70pt" fo:text-indent="-2.70pt">
        <style:tab-stops>
          <style:tab-stop style:position="204.20pt"/>
          <style:tab-stop style:position="3338.35pt"/>
          <style:tab-stop style:position="421118.95pt" style:type="right"/>
        </style:tab-stops>
      </style:paragraph-properties>
    </style:style>
    <style:style style:name="P136" style:family="paragraph">
      <style:paragraph-properties fo:line-height="100.00%" fo:text-align="center"/>
    </style:style>
    <style:style style:name="P137" style:family="paragraph">
      <style:paragraph-properties fo:line-height="100.00%" fo:text-align="left" fo:margin-left="2.70pt" fo:text-indent="-2.70pt">
        <style:tab-stops>
          <style:tab-stop style:position="204.20pt"/>
          <style:tab-stop style:position="3338.35pt"/>
          <style:tab-stop style:position="421118.95pt" style:type="right"/>
        </style:tab-stops>
      </style:paragraph-properties>
    </style:style>
    <style:style style:name="P138" style:family="paragraph">
      <style:paragraph-properties fo:line-height="100.00%" fo:text-align="left" fo:margin-left="2.70pt" fo:text-indent="-2.70pt">
        <style:tab-stops>
          <style:tab-stop style:position="204.20pt"/>
          <style:tab-stop style:position="3338.35pt"/>
          <style:tab-stop style:position="421118.95pt" style:type="right"/>
          <style:tab-stop style:position="-2.70pt"/>
        </style:tab-stops>
      </style:paragraph-properties>
    </style:style>
    <style:style style:name="P139" style:family="paragraph">
      <style:paragraph-properties fo:line-height="115.00%" fo:text-align="left" fo:margin-bottom="10.00pt"/>
    </style:style>
    <style:style style:name="P140" style:family="paragraph">
      <style:paragraph-properties fo:line-height="100.00%" fo:text-align="center"/>
    </style:style>
    <style:style style:name="P141" style:family="paragraph">
      <style:paragraph-properties fo:line-height="115.00%" fo:text-align="left" fo:margin-bottom="10.00pt"/>
    </style:style>
    <style:style style:name="P142" style:family="paragraph">
      <style:paragraph-properties fo:line-height="100.00%" fo:text-align="left" fo:margin-left="2.70pt" fo:text-indent="-2.70pt">
        <style:tab-stops>
          <style:tab-stop style:position="204.20pt"/>
          <style:tab-stop style:position="3338.35pt"/>
          <style:tab-stop style:position="421118.95pt" style:type="right"/>
          <style:tab-stop style:position="-2.70pt"/>
        </style:tab-stops>
      </style:paragraph-properties>
    </style:style>
    <style:style style:name="P143"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44" style:family="paragraph">
      <style:paragraph-properties fo:line-height="100.00%" fo:text-align="justify"/>
    </style:style>
    <style:style style:name="P145"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46" style:family="paragraph">
      <style:paragraph-properties fo:line-height="100.00%" fo:text-align="justify"/>
    </style:style>
    <style:style style:name="P147"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48" style:family="paragraph">
      <style:paragraph-properties fo:line-height="100.00%" fo:text-align="justify"/>
    </style:style>
    <style:style style:name="P149"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50" style:family="paragraph">
      <style:paragraph-properties fo:line-height="100.00%" fo:text-align="justify"/>
    </style:style>
    <style:style style:name="P151"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52" style:family="paragraph">
      <style:paragraph-properties fo:line-height="100.00%" fo:text-align="justify"/>
    </style:style>
    <style:style style:name="P153"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54" style:family="paragraph">
      <style:paragraph-properties fo:line-height="100.00%" fo:text-align="justify"/>
    </style:style>
    <style:style style:name="P155" style:family="paragraph">
      <style:paragraph-properties fo:line-height="100.00%" fo:text-align="left" fo:margin-left="2.70pt" fo:text-indent="-2.70pt">
        <style:tab-stops>
          <style:tab-stop style:position="204.20pt"/>
          <style:tab-stop style:position="3287.15pt"/>
          <style:tab-stop style:position="421118.95pt" style:type="right"/>
          <style:tab-stop style:position="-2.70pt"/>
        </style:tab-stops>
      </style:paragraph-properties>
    </style:style>
    <style:style style:name="P156" style:family="paragraph">
      <style:paragraph-properties fo:line-height="100.00%" fo:text-align="left" fo:margin-top="12.00pt" fo:margin-bottom="3.00pt"/>
    </style:style>
    <style:style style:name="P157" style:family="paragraph">
      <style:paragraph-properties fo:line-height="100.00%" fo:text-align="left"/>
    </style:style>
    <style:style style:name="TableColumn0100" style:family="table-column">
      <style:table-column-properties style:column-width="1.250000in"/>
    </style:style>
    <style:style style:name="TableColumn0101" style:family="table-column">
      <style:table-column-properties style:column-width="0.375000in"/>
    </style:style>
    <style:style style:name="TableColumn0102" style:family="table-column">
      <style:table-column-properties style:column-width="1.500000in"/>
    </style:style>
    <style:style style:name="TableColumn0103" style:family="table-column">
      <style:table-column-properties style:column-width="0.392361in"/>
    </style:style>
    <style:style style:name="TableColumn0104" style:family="table-column">
      <style:table-column-properties style:column-width="0.666667in"/>
    </style:style>
    <style:style style:name="TableColumn0105" style:family="table-column">
      <style:table-column-properties style:column-width="0.388889in"/>
    </style:style>
    <style:style style:name="TableColumn0106" style:family="table-column">
      <style:table-column-properties style:column-width="0.944444in"/>
    </style:style>
    <style:style style:name="TableColumn0107" style:family="table-column">
      <style:table-column-properties style:column-width="0.996528in"/>
    </style:style>
    <style:style style:name="Table01" style:family="table">
      <style:table-properties style:width="6.513889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002"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0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005"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0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007"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Row0101" style:family="table-row">
      <style:table-row-properties style:min-row-height="0.208333in"/>
    </style:style>
    <style:style style:name="TableCell0101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1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1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1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105" style:family="table-cell">
      <style:table-cell-properties fo:border-top="0.013889in solid #000000" fo:border-left="0.013889in solid #000000" fo:border-right="0.010417in solid #000000" fo:border-bottom="0.010417in solid #000000" fo:padding-left="0.006944in" fo:padding-right="0.006944in" fo:vertical-align="top" fo:background-color="#ffffff"/>
    </style:style>
    <style:style style:name="TableCell0101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107" style:family="table-cell">
      <style:table-cell-properties fo:border-top="0.010417in solid #000000" fo:border-left="0.013889in solid #000000" fo:border-right="0.013889in solid #000000" fo:border-bottom="0.013889in solid #000000" fo:padding-left="0.006944in" fo:padding-right="0.006944in" fo:vertical-align="top" fo:background-color="#ffffff"/>
    </style:style>
    <style:style style:name="TableRow0102" style:family="table-row">
      <style:table-row-properties style:min-row-height="0.187500in"/>
    </style:style>
    <style:style style:name="TableCell0102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2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2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2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205"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2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207" style:family="table-cell">
      <style:table-cell-properties fo:border-top="0.010417in solid #000000" fo:border-left="0.013889in solid #000000" fo:border-right="0.013889in solid #000000" fo:border-bottom="0.013889in solid #000000" fo:padding-left="0.006944in" fo:padding-right="0.006944in" fo:vertical-align="top" fo:background-color="#ffffff"/>
    </style:style>
    <style:style style:name="TableRow0103" style:family="table-row">
      <style:table-row-properties style:min-row-height="0.239583in"/>
    </style:style>
    <style:style style:name="TableCell0103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3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3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304"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3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306"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3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04" style:family="table-row">
      <style:table-row-properties style:min-row-height="0.152778in"/>
    </style:style>
    <style:style style:name="TableCell0104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4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4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4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4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4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4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05" style:family="table-row">
      <style:table-row-properties style:min-row-height="0.202778in"/>
    </style:style>
    <style:style style:name="TableCell0105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5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5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5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5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5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5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5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06" style:family="table-row">
      <style:table-row-properties style:min-row-height="0.138889in"/>
    </style:style>
    <style:style style:name="TableCell0106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6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6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6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6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6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6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6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07" style:family="table-row">
      <style:table-row-properties style:min-row-height="0.111111in"/>
    </style:style>
    <style:style style:name="TableCell0107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7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7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7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7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7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7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7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08" style:family="table-row">
      <style:table-row-properties style:min-row-height="0.111111in"/>
    </style:style>
    <style:style style:name="TableCell0108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8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8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8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8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8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8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8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09" style:family="table-row">
      <style:table-row-properties style:min-row-height="0.111111in"/>
    </style:style>
    <style:style style:name="TableCell0109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09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09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9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09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9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9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09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0" style:family="table-row">
      <style:table-row-properties style:min-row-height="0.111111in"/>
    </style:style>
    <style:style style:name="TableCell0110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0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0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0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0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0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0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1" style:family="table-row">
      <style:table-row-properties style:min-row-height="0.111111in"/>
    </style:style>
    <style:style style:name="TableCell0111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1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1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1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1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1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1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2" style:family="table-row">
      <style:table-row-properties style:min-row-height="0.111111in"/>
    </style:style>
    <style:style style:name="TableCell0112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2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2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2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2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2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2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3" style:family="table-row">
      <style:table-row-properties style:min-row-height="0.111111in"/>
    </style:style>
    <style:style style:name="TableCell0113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3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3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3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3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3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3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4" style:family="table-row">
      <style:table-row-properties style:min-row-height="0.111111in"/>
    </style:style>
    <style:style style:name="TableCell0114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4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4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4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4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4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4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5" style:family="table-row">
      <style:table-row-properties style:min-row-height="0.111111in"/>
    </style:style>
    <style:style style:name="TableCell0115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5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5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5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5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5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5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5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6" style:family="table-row">
      <style:table-row-properties style:min-row-height="0.111111in"/>
    </style:style>
    <style:style style:name="TableCell0116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6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6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6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6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6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6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6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7" style:family="table-row">
      <style:table-row-properties style:min-row-height="0.111111in"/>
    </style:style>
    <style:style style:name="TableCell0117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7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7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7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7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7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7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7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8" style:family="table-row">
      <style:table-row-properties style:min-row-height="0.111111in"/>
    </style:style>
    <style:style style:name="TableCell0118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8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8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8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8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8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8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8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19" style:family="table-row">
      <style:table-row-properties style:min-row-height="0.111111in"/>
    </style:style>
    <style:style style:name="TableCell0119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19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19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9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19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9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9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19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0" style:family="table-row">
      <style:table-row-properties style:min-row-height="0.111111in"/>
    </style:style>
    <style:style style:name="TableCell0120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0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0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0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0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0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0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1" style:family="table-row">
      <style:table-row-properties style:min-row-height="0.111111in"/>
    </style:style>
    <style:style style:name="TableCell0121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1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1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1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1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1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1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2" style:family="table-row">
      <style:table-row-properties style:min-row-height="0.111111in"/>
    </style:style>
    <style:style style:name="TableCell0122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2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2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2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2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2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2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3" style:family="table-row">
      <style:table-row-properties style:min-row-height="0.111111in"/>
    </style:style>
    <style:style style:name="TableCell0123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3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3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3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3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3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3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4" style:family="table-row">
      <style:table-row-properties style:min-row-height="0.111111in"/>
    </style:style>
    <style:style style:name="TableCell0124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4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4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4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4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4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4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5" style:family="table-row">
      <style:table-row-properties style:min-row-height="0.111111in"/>
    </style:style>
    <style:style style:name="TableCell0125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5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5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5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5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5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5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5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6" style:family="table-row">
      <style:table-row-properties style:min-row-height="0.111111in"/>
    </style:style>
    <style:style style:name="TableCell0126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6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6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6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6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6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6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6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7" style:family="table-row">
      <style:table-row-properties style:min-row-height="0.111111in"/>
    </style:style>
    <style:style style:name="TableCell0127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7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7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7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7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7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7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7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8" style:family="table-row">
      <style:table-row-properties style:min-row-height="0.111111in"/>
    </style:style>
    <style:style style:name="TableCell0128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8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8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8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8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8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8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8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29" style:family="table-row">
      <style:table-row-properties style:min-row-height="0.111111in"/>
    </style:style>
    <style:style style:name="TableCell0129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2901" style:family="table-cell">
      <style:table-cell-properties fo:border-top="0.013889in solid #000000" fo:border-left="0.013889in solid #000000" fo:border-right="0.010417in solid #000000" fo:border-bottom="0.013889in solid #000000" fo:padding-left="0.006944in" fo:padding-right="0.006944in" fo:vertical-align="top" fo:background-color="#ffffff"/>
    </style:style>
    <style:style style:name="TableCell0129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903"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29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9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9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29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0130" style:family="table-row">
      <style:table-row-properties style:min-row-height="0.260417in"/>
    </style:style>
    <style:style style:name="TableCell013000" style:family="table-cell">
      <style:table-cell-properties fo:border-top="0.010417in solid #000000" fo:border-left="0.013889in solid #000000" fo:border-right="0.010417in solid #000000" fo:border-bottom="0.013889in solid #000000" fo:padding-left="0.006944in" fo:padding-right="0.006944in" fo:vertical-align="top" fo:background-color="#ffffff"/>
    </style:style>
    <style:style style:name="TableCell013001" style:family="table-cell">
      <style:table-cell-properties fo:border-top="0.013889in solid #000000" fo:border-left="0.013889in solid #000000" fo:border-right="0.013889in solid #000000" fo:border-bottom="0.013889in solid #000000" fo:padding-left="0.006944in" fo:padding-right="0.006944in" fo:vertical-align="top" fo:background-color="#ffffff"/>
    </style:style>
    <style:style style:name="TableCell013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3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3004"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3005"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3006"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013007"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olumn0200" style:family="table-column">
      <style:table-column-properties style:column-width="2.873611in"/>
    </style:style>
    <style:style style:name="TableColumn0201" style:family="table-column">
      <style:table-column-properties style:column-width="0.575000in"/>
    </style:style>
    <style:style style:name="TableColumn0202" style:family="table-column">
      <style:table-column-properties style:column-width="0.575000in"/>
    </style:style>
    <style:style style:name="TableColumn0203" style:family="table-column">
      <style:table-column-properties style:column-width="2.551389in"/>
    </style:style>
    <style:style style:name="Table02" style:family="table">
      <style:table-properties style:width="6.575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3"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2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103"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2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3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204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300" style:family="table-column">
      <style:table-column-properties style:column-width="2.873611in"/>
    </style:style>
    <style:style style:name="TableColumn0301" style:family="table-column">
      <style:table-column-properties style:column-width="0.575000in"/>
    </style:style>
    <style:style style:name="TableColumn0302" style:family="table-column">
      <style:table-column-properties style:column-width="0.575000in"/>
    </style:style>
    <style:style style:name="TableColumn0303" style:family="table-column">
      <style:table-column-properties style:column-width="2.551389in"/>
    </style:style>
    <style:style style:name="Table03" style:family="table">
      <style:table-properties style:width="6.575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3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3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30003"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3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103"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2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303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400" style:family="table-column">
      <style:table-column-properties style:column-width="2.873611in"/>
    </style:style>
    <style:style style:name="TableColumn0401" style:family="table-column">
      <style:table-column-properties style:column-width="0.575000in"/>
    </style:style>
    <style:style style:name="TableColumn0402" style:family="table-column">
      <style:table-column-properties style:column-width="0.575000in"/>
    </style:style>
    <style:style style:name="TableColumn0403" style:family="table-column">
      <style:table-column-properties style:column-width="2.551389in"/>
    </style:style>
    <style:style style:name="Table04" style:family="table">
      <style:table-properties style:width="6.5750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4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4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40003"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4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1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103"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2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2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3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3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4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4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5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5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6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6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407" style:family="table-row">
      <style:table-row-properties/>
    </style:style>
    <style:style style:name="TableCell04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702"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40703"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CS 192 Software Engineering II</text:span></text:p>
      <text:p text:style-name="P1"><text:span text:style-name="T1"><text:s/>General Programming Standards and Guidelines Code Review Checklist</text:span></text:p>
      <text:p text:style-name="P2"><text:span text:style-name="T2"/></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row table:style-name="TableRow0100">
          <table:table-cell table:style-name="TableCell010000" table:number-columns-spanned="2">
            <text:p text:style-name="P4"><text:span text:style-name="T4"><text:s/>Reviewer's Name:<text:s text:c="2"/></text:span><text:span text:style-name="T5"/></text:p>
          </table:table-cell>
          <table:covered-table-cell/>
          <table:table-cell table:style-name="TableCell010002" table:number-columns-spanned="3">
            <text:p text:style-name="P4"><text:span text:style-name="T6"><text:s/>Paul Sason</text:span><text:span text:style-name="T7"/></text:p>
          </table:table-cell>
          <table:covered-table-cell/>
          <table:covered-table-cell/>
          <table:table-cell table:style-name="TableCell010005" table:number-columns-spanned="2">
            <text:p text:style-name="P4"><text:span text:style-name="T8"><text:s/>Peer Review Date:</text:span><text:span text:style-name="T9"/></text:p>
          </table:table-cell>
          <table:covered-table-cell/>
          <table:table-cell table:style-name="TableCell010007">
            <text:p text:style-name="P4"><text:span text:style-name="T10"><text:s/>Apr. 3, 2017</text:span><text:span text:style-name="T11"/></text:p>
          </table:table-cell>
        </table:table-row>
        <table:table-row table:style-name="TableRow0101">
          <table:table-cell table:style-name="TableCell010100" table:number-rows-spanned="2">
            <text:p text:style-name="P7"><text:span text:style-name="T14"><text:s/>Project Name:</text:span><text:span text:style-name="T15"/></text:p>
          </table:table-cell>
          <table:table-cell table:style-name="TableCell010101" table:number-columns-spanned="4" table:number-rows-spanned="2">
            <text:p text:style-name="P7"><text:span text:style-name="T16"><text:s/>BillDing</text:span><text:span text:style-name="T17"/></text:p>
          </table:table-cell>
          <table:covered-table-cell/>
          <table:covered-table-cell/>
          <table:covered-table-cell/>
          <table:table-cell table:style-name="TableCell010105" table:number-columns-spanned="2">
            <text:p text:style-name="P7"><text:span text:style-name="T18">Project ID:<text:s text:c="2"/></text:span><text:span text:style-name="T19"/></text:p>
          </table:table-cell>
          <table:covered-table-cell/>
          <table:table-cell table:style-name="TableCell010107" table:number-rows-spanned="2">
            <text:p text:style-name="P7"><text:span text:style-name="T19"/></text:p>
          </table:table-cell>
        </table:table-row>
        <table:table-row table:style-name="TableRow0102">
          <table:covered-table-cell>
            <text:p text:style-name="P10"><text:span text:style-name="T22"><text:s/></text:span></text:p>
          </table:covered-table-cell>
          <table:covered-table-cell>
            <text:p text:style-name="P10"><text:span text:style-name="T22"><text:s/></text:span></text:p>
          </table:covered-table-cell>
          <table:covered-table-cell/>
          <table:covered-table-cell/>
          <table:covered-table-cell/>
          <table:table-cell table:style-name="TableCell010205" table:number-columns-spanned="2">
            <text:p text:style-name="P11"><text:span text:style-name="T23">(if applicable)</text:span><text:span text:style-name="T24"/></text:p>
          </table:table-cell>
          <table:covered-table-cell/>
          <table:covered-table-cell>
            <text:p text:style-name="P12"><text:span text:style-name="T24"><text:s/></text:span></text:p>
          </table:covered-table-cell>
        </table:table-row>
        <table:table-row table:style-name="TableRow0103">
          <table:table-cell table:style-name="TableCell010300">
            <text:p text:style-name="P15"><text:span text:style-name="T27"><text:s/>Developer’s<text:s text:c="3"/>Group Name:</text:span><text:span text:style-name="T28"/></text:p>
          </table:table-cell>
          <table:table-cell table:style-name="TableCell010301" table:number-columns-spanned="3">
            <text:p text:style-name="P15"><text:span text:style-name="T29"><text:s/>SYD</text:span><text:span text:style-name="T30"/></text:p>
          </table:table-cell>
          <table:covered-table-cell/>
          <table:covered-table-cell/>
          <table:table-cell table:style-name="TableCell010304" table:number-columns-spanned="2">
            <text:p text:style-name="P15"><text:span text:style-name="T31"><text:s/>Sprint Number</text:span><text:span text:style-name="T32"/></text:p>
          </table:table-cell>
          <table:covered-table-cell/>
          <table:table-cell table:style-name="TableCell010306" table:number-columns-spanned="2">
            <text:p text:style-name="P15"><text:span text:style-name="T33"><text:s/>4</text:span><text:span text:style-name="T34"/></text:p>
          </table:table-cell>
          <table:covered-table-cell/>
        </table:table-row>
        <table:table-row table:style-name="TableRow0104">
          <table:table-cell table:style-name="TableCell010400" table:number-rows-spanned="26">
            <text:p text:style-name="P18"><text:span text:style-name="T37"><text:s/>Review Files &amp;Source code</text:span><text:span text:style-name="T38"/></text:p>
          </table:table-cell>
          <table:table-cell table:style-name="TableCell010401" table:number-columns-spanned="2" table:number-rows-spanned="26">
            <text:p text:style-name="P18"><text:a xlink:href="https://github.com/primorskey/CS-191-Project"><text:span text:style-name="T39">https://github.com/primorskey/CS-191-Project</text:span></text:a><text:span text:style-name="T40"/></text:p>
          </table:table-cell>
          <table:covered-table-cell/>
          <table:table-cell table:style-name="TableCell010403" table:number-columns-spanned="5">
            <text:p text:style-name="P18"><text:span text:style-name="T41"><text:s/>AndroidManifest.xml</text:span><text:span text:style-name="T42"/></text:p>
          </table:table-cell>
          <table:covered-table-cell/>
          <table:covered-table-cell/>
          <table:covered-table-cell/>
          <table:covered-table-cell/>
        </table:table-row>
        <table:table-row table:style-name="TableRow0105">
          <table:covered-table-cell>
            <text:p text:style-name="P21"><text:span text:style-name="T45"><text:s/></text:span></text:p>
          </table:covered-table-cell>
          <table:covered-table-cell>
            <text:p text:style-name="P21"><text:span text:style-name="T45"><text:s/></text:span></text:p>
          </table:covered-table-cell>
          <table:covered-table-cell/>
          <table:table-cell table:style-name="TableCell010503" table:number-columns-spanned="5">
            <text:p text:style-name="P22"><text:span text:style-name="T46"><text:s/>MainActivity.java</text:span><text:span text:style-name="T47"/></text:p>
          </table:table-cell>
          <table:covered-table-cell/>
          <table:covered-table-cell/>
          <table:covered-table-cell/>
          <table:covered-table-cell/>
        </table:table-row>
        <table:table-row table:style-name="TableRow0106">
          <table:covered-table-cell>
            <text:p text:style-name="P25"><text:span text:style-name="T50"><text:s/></text:span></text:p>
          </table:covered-table-cell>
          <table:covered-table-cell>
            <text:p text:style-name="P25"><text:span text:style-name="T50"><text:s/></text:span></text:p>
          </table:covered-table-cell>
          <table:covered-table-cell/>
          <table:table-cell table:style-name="TableCell010603" table:number-columns-spanned="5">
            <text:p text:style-name="P26"><text:span text:style-name="T51"><text:s/>Reminder.java</text:span><text:span text:style-name="T52"/></text:p>
          </table:table-cell>
          <table:covered-table-cell/>
          <table:covered-table-cell/>
          <table:covered-table-cell/>
          <table:covered-table-cell/>
        </table:table-row>
        <table:table-row table:style-name="TableRow0107">
          <table:covered-table-cell>
            <text:p text:style-name="P29"><text:span text:style-name="T55"><text:s/></text:span></text:p>
          </table:covered-table-cell>
          <table:covered-table-cell>
            <text:p text:style-name="P29"><text:span text:style-name="T55"><text:s/></text:span></text:p>
          </table:covered-table-cell>
          <table:covered-table-cell/>
          <table:table-cell table:style-name="TableCell010703" table:number-columns-spanned="5">
            <text:p text:style-name="P30"><text:span text:style-name="T56"><text:s/>ReminderListAdapter.java</text:span><text:span text:style-name="T57"/></text:p>
          </table:table-cell>
          <table:covered-table-cell/>
          <table:covered-table-cell/>
          <table:covered-table-cell/>
          <table:covered-table-cell/>
        </table:table-row>
        <table:table-row table:style-name="TableRow0108">
          <table:covered-table-cell>
            <text:p text:style-name="P32"><text:span text:style-name="T60"><text:s/></text:span></text:p>
          </table:covered-table-cell>
          <table:covered-table-cell>
            <text:p text:style-name="P32"><text:span text:style-name="T60"><text:s/></text:span></text:p>
          </table:covered-table-cell>
          <table:covered-table-cell/>
          <table:table-cell table:style-name="TableCell010803" table:number-columns-spanned="5">
            <text:p text:style-name="P33"><text:span text:style-name="T61"><text:s/>Add_Reminder.java</text:span><text:span text:style-name="T62"/></text:p>
          </table:table-cell>
          <table:covered-table-cell/>
          <table:covered-table-cell/>
          <table:covered-table-cell/>
          <table:covered-table-cell/>
        </table:table-row>
        <table:table-row table:style-name="TableRow0109">
          <table:covered-table-cell>
            <text:p text:style-name="P35"><text:span text:style-name="T65"><text:s/></text:span></text:p>
          </table:covered-table-cell>
          <table:covered-table-cell>
            <text:p text:style-name="P35"><text:span text:style-name="T65"><text:s/></text:span></text:p>
          </table:covered-table-cell>
          <table:covered-table-cell/>
          <table:table-cell table:style-name="TableCell010903" table:number-columns-spanned="5">
            <text:p text:style-name="P36"><text:span text:style-name="T66"><text:s/>ReminderService.java</text:span><text:span text:style-name="T67"/></text:p>
          </table:table-cell>
          <table:covered-table-cell/>
          <table:covered-table-cell/>
          <table:covered-table-cell/>
          <table:covered-table-cell/>
        </table:table-row>
        <table:table-row table:style-name="TableRow0110">
          <table:covered-table-cell>
            <text:p text:style-name="P38"><text:span text:style-name="T70"><text:s/></text:span></text:p>
          </table:covered-table-cell>
          <table:covered-table-cell>
            <text:p text:style-name="P38"><text:span text:style-name="T70"><text:s/></text:span></text:p>
          </table:covered-table-cell>
          <table:covered-table-cell/>
          <table:table-cell table:style-name="TableCell011003" table:number-columns-spanned="5">
            <text:p text:style-name="P39"><text:span text:style-name="T71"><text:s/>activity_main.xml</text:span><text:span text:style-name="T72"/></text:p>
          </table:table-cell>
          <table:covered-table-cell/>
          <table:covered-table-cell/>
          <table:covered-table-cell/>
          <table:covered-table-cell/>
        </table:table-row>
        <table:table-row table:style-name="TableRow0111">
          <table:covered-table-cell>
            <text:p text:style-name="P41"><text:span text:style-name="T75"><text:s/></text:span></text:p>
          </table:covered-table-cell>
          <table:covered-table-cell>
            <text:p text:style-name="P41"><text:span text:style-name="T75"><text:s/></text:span></text:p>
          </table:covered-table-cell>
          <table:covered-table-cell/>
          <table:table-cell table:style-name="TableCell011103" table:number-columns-spanned="5">
            <text:p text:style-name="P42"><text:span text:style-name="T76"><text:s/>content_main.xml</text:span><text:span text:style-name="T77"/></text:p>
          </table:table-cell>
          <table:covered-table-cell/>
          <table:covered-table-cell/>
          <table:covered-table-cell/>
          <table:covered-table-cell/>
        </table:table-row>
        <table:table-row table:style-name="TableRow0112">
          <table:covered-table-cell>
            <text:p text:style-name="P44"><text:span text:style-name="T80"><text:s/></text:span></text:p>
          </table:covered-table-cell>
          <table:covered-table-cell>
            <text:p text:style-name="P44"><text:span text:style-name="T80"><text:s/></text:span></text:p>
          </table:covered-table-cell>
          <table:covered-table-cell/>
          <table:table-cell table:style-name="TableCell011203" table:number-columns-spanned="5">
            <text:p text:style-name="P45"><text:span text:style-name="T81"><text:s/>activity_add_reminder.xml</text:span><text:span text:style-name="T82"/></text:p>
          </table:table-cell>
          <table:covered-table-cell/>
          <table:covered-table-cell/>
          <table:covered-table-cell/>
          <table:covered-table-cell/>
        </table:table-row>
        <table:table-row table:style-name="TableRow0113">
          <table:covered-table-cell>
            <text:p text:style-name="P47"><text:span text:style-name="T85"><text:s/></text:span></text:p>
          </table:covered-table-cell>
          <table:covered-table-cell>
            <text:p text:style-name="P47"><text:span text:style-name="T85"><text:s/></text:span></text:p>
          </table:covered-table-cell>
          <table:covered-table-cell/>
          <table:table-cell table:style-name="TableCell011303" table:number-columns-spanned="5">
            <text:p text:style-name="P48"><text:span text:style-name="T86"><text:s/>reminder_list.xml</text:span><text:span text:style-name="T87"/></text:p>
          </table:table-cell>
          <table:covered-table-cell/>
          <table:covered-table-cell/>
          <table:covered-table-cell/>
          <table:covered-table-cell/>
        </table:table-row>
        <table:table-row table:style-name="TableRow0114">
          <table:covered-table-cell>
            <text:p text:style-name="P50"><text:span text:style-name="T90"><text:s/></text:span></text:p>
          </table:covered-table-cell>
          <table:covered-table-cell>
            <text:p text:style-name="P50"><text:span text:style-name="T90"><text:s/></text:span></text:p>
          </table:covered-table-cell>
          <table:covered-table-cell/>
          <table:table-cell table:style-name="TableCell011403" table:number-columns-spanned="5">
            <text:p text:style-name="P51"><text:span text:style-name="T91"><text:s/>Edit_Reminder.java</text:span><text:span text:style-name="T92"/></text:p>
          </table:table-cell>
          <table:covered-table-cell/>
          <table:covered-table-cell/>
          <table:covered-table-cell/>
          <table:covered-table-cell/>
        </table:table-row>
        <table:table-row table:style-name="TableRow0115">
          <table:covered-table-cell>
            <text:p text:style-name="P53"><text:span text:style-name="T95"><text:s/></text:span></text:p>
          </table:covered-table-cell>
          <table:covered-table-cell>
            <text:p text:style-name="P53"><text:span text:style-name="T95"><text:s/></text:span></text:p>
          </table:covered-table-cell>
          <table:covered-table-cell/>
          <table:table-cell table:style-name="TableCell011503" table:number-columns-spanned="5">
            <text:p text:style-name="P54"><text:span text:style-name="T96"><text:s/>View_Reminder.java</text:span><text:span text:style-name="T97"/></text:p>
          </table:table-cell>
          <table:covered-table-cell/>
          <table:covered-table-cell/>
          <table:covered-table-cell/>
          <table:covered-table-cell/>
        </table:table-row>
        <table:table-row table:style-name="TableRow0116">
          <table:covered-table-cell>
            <text:p text:style-name="P56"><text:span text:style-name="T100"><text:s/></text:span></text:p>
          </table:covered-table-cell>
          <table:covered-table-cell>
            <text:p text:style-name="P56"><text:span text:style-name="T100"><text:s/></text:span></text:p>
          </table:covered-table-cell>
          <table:covered-table-cell/>
          <table:table-cell table:style-name="TableCell011603" table:number-columns-spanned="5">
            <text:p text:style-name="P57"><text:span text:style-name="T101"><text:s/>activity_add_reminder.xml</text:span><text:span text:style-name="T102"/></text:p>
          </table:table-cell>
          <table:covered-table-cell/>
          <table:covered-table-cell/>
          <table:covered-table-cell/>
          <table:covered-table-cell/>
        </table:table-row>
        <table:table-row table:style-name="TableRow0117">
          <table:covered-table-cell>
            <text:p text:style-name="P59"><text:span text:style-name="T105"><text:s/></text:span></text:p>
          </table:covered-table-cell>
          <table:covered-table-cell>
            <text:p text:style-name="P59"><text:span text:style-name="T105"><text:s/></text:span></text:p>
          </table:covered-table-cell>
          <table:covered-table-cell/>
          <table:table-cell table:style-name="TableCell011703" table:number-columns-spanned="5">
            <text:p text:style-name="P60"><text:span text:style-name="T106"><text:s/>activity_edit_reminder.xml</text:span><text:span text:style-name="T107"/></text:p>
          </table:table-cell>
          <table:covered-table-cell/>
          <table:covered-table-cell/>
          <table:covered-table-cell/>
          <table:covered-table-cell/>
        </table:table-row>
        <table:table-row table:style-name="TableRow0118">
          <table:covered-table-cell>
            <text:p text:style-name="P62"><text:span text:style-name="T110"><text:s/></text:span></text:p>
          </table:covered-table-cell>
          <table:covered-table-cell>
            <text:p text:style-name="P62"><text:span text:style-name="T110"><text:s/></text:span></text:p>
          </table:covered-table-cell>
          <table:covered-table-cell/>
          <table:table-cell table:style-name="TableCell011803" table:number-columns-spanned="5">
            <text:p text:style-name="P63"><text:span text:style-name="T111"><text:s/>activity_view_reminder.xml</text:span><text:span text:style-name="T112"/></text:p>
          </table:table-cell>
          <table:covered-table-cell/>
          <table:covered-table-cell/>
          <table:covered-table-cell/>
          <table:covered-table-cell/>
        </table:table-row>
        <table:table-row table:style-name="TableRow0119">
          <table:covered-table-cell>
            <text:p text:style-name="P65"><text:span text:style-name="T115"><text:s/></text:span></text:p>
          </table:covered-table-cell>
          <table:covered-table-cell>
            <text:p text:style-name="P65"><text:span text:style-name="T115"><text:s/></text:span></text:p>
          </table:covered-table-cell>
          <table:covered-table-cell/>
          <table:table-cell table:style-name="TableCell011903" table:number-columns-spanned="5">
            <text:p text:style-name="P66"><text:span text:style-name="T116"><text:s/>ReminderPaid.java</text:span><text:span text:style-name="T117"/></text:p>
          </table:table-cell>
          <table:covered-table-cell/>
          <table:covered-table-cell/>
          <table:covered-table-cell/>
          <table:covered-table-cell/>
        </table:table-row>
        <table:table-row table:style-name="TableRow0120">
          <table:covered-table-cell>
            <text:p text:style-name="P68"><text:span text:style-name="T120"><text:s/></text:span></text:p>
          </table:covered-table-cell>
          <table:covered-table-cell>
            <text:p text:style-name="P68"><text:span text:style-name="T120"><text:s/></text:span></text:p>
          </table:covered-table-cell>
          <table:covered-table-cell/>
          <table:table-cell table:style-name="TableCell012003" table:number-columns-spanned="5">
            <text:p text:style-name="P69"><text:span text:style-name="T121"><text:s/>ReminderHistory.java</text:span><text:span text:style-name="T122"/></text:p>
          </table:table-cell>
          <table:covered-table-cell/>
          <table:covered-table-cell/>
          <table:covered-table-cell/>
          <table:covered-table-cell/>
        </table:table-row>
        <table:table-row table:style-name="TableRow0121">
          <table:covered-table-cell>
            <text:p text:style-name="P71"><text:span text:style-name="T125"><text:s/></text:span></text:p>
          </table:covered-table-cell>
          <table:covered-table-cell>
            <text:p text:style-name="P71"><text:span text:style-name="T125"><text:s/></text:span></text:p>
          </table:covered-table-cell>
          <table:covered-table-cell/>
          <table:table-cell table:style-name="TableCell012103" table:number-columns-spanned="5">
            <text:p text:style-name="P72"><text:span text:style-name="T126"><text:s/>ReminderPaidListAdapter.java</text:span><text:span text:style-name="T127"/></text:p>
          </table:table-cell>
          <table:covered-table-cell/>
          <table:covered-table-cell/>
          <table:covered-table-cell/>
          <table:covered-table-cell/>
        </table:table-row>
        <table:table-row table:style-name="TableRow0122">
          <table:covered-table-cell>
            <text:p text:style-name="P74"><text:span text:style-name="T130"><text:s/></text:span></text:p>
          </table:covered-table-cell>
          <table:covered-table-cell>
            <text:p text:style-name="P74"><text:span text:style-name="T130"><text:s/></text:span></text:p>
          </table:covered-table-cell>
          <table:covered-table-cell/>
          <table:table-cell table:style-name="TableCell012203" table:number-columns-spanned="5">
            <text:p text:style-name="P75"><text:span text:style-name="T131"><text:s/>View_ReminderPaid.java</text:span><text:span text:style-name="T132"/></text:p>
          </table:table-cell>
          <table:covered-table-cell/>
          <table:covered-table-cell/>
          <table:covered-table-cell/>
          <table:covered-table-cell/>
        </table:table-row>
        <table:table-row table:style-name="TableRow0123">
          <table:covered-table-cell>
            <text:p text:style-name="P77"><text:span text:style-name="T135"><text:s/></text:span></text:p>
          </table:covered-table-cell>
          <table:covered-table-cell>
            <text:p text:style-name="P77"><text:span text:style-name="T135"><text:s/></text:span></text:p>
          </table:covered-table-cell>
          <table:covered-table-cell/>
          <table:table-cell table:style-name="TableCell012303" table:number-columns-spanned="5">
            <text:p text:style-name="P78"><text:span text:style-name="T136"><text:s/>activity_view_log.xml</text:span><text:span text:style-name="T137"/></text:p>
          </table:table-cell>
          <table:covered-table-cell/>
          <table:covered-table-cell/>
          <table:covered-table-cell/>
          <table:covered-table-cell/>
        </table:table-row>
        <table:table-row table:style-name="TableRow0124">
          <table:covered-table-cell>
            <text:p text:style-name="P80"><text:span text:style-name="T140"><text:s/></text:span></text:p>
          </table:covered-table-cell>
          <table:covered-table-cell>
            <text:p text:style-name="P80"><text:span text:style-name="T140"><text:s/></text:span></text:p>
          </table:covered-table-cell>
          <table:covered-table-cell/>
          <table:table-cell table:style-name="TableCell012403" table:number-columns-spanned="5">
            <text:p text:style-name="P81"><text:span text:style-name="T141"><text:s/>activity_view_paid_reminder.xml</text:span><text:span text:style-name="T142"/></text:p>
          </table:table-cell>
          <table:covered-table-cell/>
          <table:covered-table-cell/>
          <table:covered-table-cell/>
          <table:covered-table-cell/>
        </table:table-row>
        <table:table-row table:style-name="TableRow0125">
          <table:covered-table-cell>
            <text:p text:style-name="P83"><text:span text:style-name="T145"><text:s/></text:span></text:p>
          </table:covered-table-cell>
          <table:covered-table-cell>
            <text:p text:style-name="P83"><text:span text:style-name="T145"><text:s/></text:span></text:p>
          </table:covered-table-cell>
          <table:covered-table-cell/>
          <table:table-cell table:style-name="TableCell012503" table:number-columns-spanned="5">
            <text:p text:style-name="P84"><text:span text:style-name="T146"><text:s/>content_log.xml</text:span><text:span text:style-name="T147"/></text:p>
          </table:table-cell>
          <table:covered-table-cell/>
          <table:covered-table-cell/>
          <table:covered-table-cell/>
          <table:covered-table-cell/>
        </table:table-row>
        <table:table-row table:style-name="TableRow0126">
          <table:covered-table-cell>
            <text:p text:style-name="P86"><text:span text:style-name="T150"><text:s/></text:span></text:p>
          </table:covered-table-cell>
          <table:covered-table-cell>
            <text:p text:style-name="P86"><text:span text:style-name="T150"><text:s/></text:span></text:p>
          </table:covered-table-cell>
          <table:covered-table-cell/>
          <table:table-cell table:style-name="TableCell012603" table:number-columns-spanned="5">
            <text:p text:style-name="P87"><text:span text:style-name="T151"><text:s/>how_to_layout.xml</text:span><text:span text:style-name="T152"/></text:p>
          </table:table-cell>
          <table:covered-table-cell/>
          <table:covered-table-cell/>
          <table:covered-table-cell/>
          <table:covered-table-cell/>
        </table:table-row>
        <table:table-row table:style-name="TableRow0127">
          <table:covered-table-cell>
            <text:p text:style-name="P89"><text:span text:style-name="T155"><text:s/></text:span></text:p>
          </table:covered-table-cell>
          <table:covered-table-cell>
            <text:p text:style-name="P89"><text:span text:style-name="T155"><text:s/></text:span></text:p>
          </table:covered-table-cell>
          <table:covered-table-cell/>
          <table:table-cell table:style-name="TableCell012703" table:number-columns-spanned="5">
            <text:p text:style-name="P90"><text:span text:style-name="T156"><text:s/>edit_settings.xml</text:span></text:p>
          </table:table-cell>
          <table:covered-table-cell/>
          <table:covered-table-cell/>
          <table:covered-table-cell/>
          <table:covered-table-cell/>
        </table:table-row>
        <table:table-row table:style-name="TableRow0128">
          <table:covered-table-cell>
            <text:p text:style-name="P92"><text:span text:style-name="T159"><text:s/></text:span></text:p>
          </table:covered-table-cell>
          <table:covered-table-cell>
            <text:p text:style-name="P92"><text:span text:style-name="T159"><text:s/></text:span></text:p>
          </table:covered-table-cell>
          <table:covered-table-cell/>
          <table:table-cell table:style-name="TableCell012803" table:number-columns-spanned="5">
            <text:p text:style-name="P93"><text:span text:style-name="T160"><text:s/>SpinnerView.java</text:span></text:p>
          </table:table-cell>
          <table:covered-table-cell/>
          <table:covered-table-cell/>
          <table:covered-table-cell/>
          <table:covered-table-cell/>
        </table:table-row>
        <table:table-row table:style-name="TableRow0129">
          <table:covered-table-cell>
            <text:p text:style-name="P95"><text:span text:style-name="T163"><text:s/></text:span></text:p>
          </table:covered-table-cell>
          <table:covered-table-cell>
            <text:p text:style-name="P95"><text:span text:style-name="T163"><text:s/></text:span></text:p>
          </table:covered-table-cell>
          <table:covered-table-cell/>
          <table:table-cell table:style-name="TableCell012903" table:number-columns-spanned="5">
            <text:p text:style-name="P96"><text:span text:style-name="T164"><text:s/>spinner_layout.xml</text:span><text:span text:style-name="T165"/></text:p>
          </table:table-cell>
          <table:covered-table-cell/>
          <table:covered-table-cell/>
          <table:covered-table-cell/>
          <table:covered-table-cell/>
        </table:table-row>
        <table:table-row table:style-name="TableRow0130">
          <table:table-cell table:style-name="TableCell013000">
            <text:p text:style-name="P99"><text:span text:style-name="T168"><text:s/>Code Approved</text:span><text:span text:style-name="T169"/></text:p>
          </table:table-cell>
          <table:table-cell table:style-name="TableCell013001" table:number-columns-spanned="7">
            <text:p text:style-name="P99"><text:span text:style-name="T170"><text:s/>No</text:span><text:span text:style-name="T171"/></text:p>
          </table:table-cell>
          <table:covered-table-cell/>
          <table:covered-table-cell/>
          <table:covered-table-cell/>
          <table:covered-table-cell/>
          <table:covered-table-cell/>
          <table:covered-table-cell/>
        </table:table-row>
      </table:table>
      <text:p text:style-name="P101"><text:span text:style-name="T173"/></text:p>
      <text:p text:style-name="P102"><text:span text:style-name="T174">This checklist is to be used to assess source code during a peer review.<text:s text:c="2"/>Items which represent the code being reviewed should be checked off.</text:span></text:p>
      <text:p text:style-name="P103"><text:span text:style-name="T175"/></text:p>
      <text:p text:style-name="P104"><text:span text:style-name="T176">Refer to the<text:s/></text:span><text:span text:style-name="T177">Android and Java General Programming Standards and Guidelines (</text:span><text:a xlink:href="https://source.android.com/source/code-style.html"><text:span text:style-name="T178">https://source.android.com/source/code-style.html</text:span></text:a><text:span text:style-name="T179">)<text:s/></text:span><text:span text:style-name="T180">document for more complete descriptions and examples of the items listed below.</text:span></text:p>
      <text:p text:style-name="P104"><text:span text:style-name="T181"/></text:p>
      <text:p text:style-name="P104"><text:span text:style-name="T182">Place a check mark if the code complies with the criteria.<text:s text:c="2"/>If not, place comments at the remarks column.</text:span></text:p>
      <text:p text:style-name="P104"><text:span text:style-name="T183"/></text:p>
      <text:p text:style-name="P104"><text:span text:style-name="T184">1.<text:s text:c="2"/>License</text:span></text:p>
      <text:p text:style-name="P104"><text:span text:style-name="T185"/></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able:number-rows-spanned="2">
            <text:p text:style-name="P106"><text:span text:style-name="T186">Criteria</text:span><text:span text:style-name="T187"/></text:p>
          </table:table-cell>
          <table:table-cell table:style-name="TableCell020001" table:number-columns-spanned="2">
            <text:p text:style-name="P106"><text:span text:style-name="T188">Comply</text:span><text:span text:style-name="T189"/></text:p>
          </table:table-cell>
          <table:covered-table-cell/>
          <table:table-cell table:style-name="TableCell020003" table:number-rows-spanned="2">
            <text:p text:style-name="P106"><text:span text:style-name="T190">Remarks</text:span><text:span text:style-name="T191"/></text:p>
          </table:table-cell>
        </table:table-row>
        <table:table-row table:style-name="TableRow0201">
          <table:covered-table-cell>
            <text:p text:style-name="P109"><text:span text:style-name="T191"><text:s/></text:span></text:p>
          </table:covered-table-cell>
          <table:table-cell table:style-name="TableCell020101">
            <text:p text:style-name="P110"><text:span text:style-name="T192">Yes</text:span><text:span text:style-name="T193"/></text:p>
          </table:table-cell>
          <table:table-cell table:style-name="TableCell020102">
            <text:p text:style-name="P110"><text:span text:style-name="T194">No</text:span><text:span text:style-name="T195"/></text:p>
          </table:table-cell>
          <table:covered-table-cell>
            <text:p text:style-name="P111"><text:span text:style-name="T195"><text:s/></text:span></text:p>
          </table:covered-table-cell>
        </table:table-row>
        <table:table-row table:style-name="TableRow0202">
          <table:table-cell table:style-name="TableCell020200">
            <text:p text:style-name="P114"><text:span text:style-name="T196">License exists at the top of the code</text:span><text:span text:style-name="T197"/></text:p>
          </table:table-cell>
          <table:table-cell table:style-name="TableCell020201">
            <text:p text:style-name="P114"><text:span text:style-name="T198">X</text:span><text:span text:style-name="T199"/></text:p>
          </table:table-cell>
          <table:table-cell table:style-name="TableCell020202">
            <text:p text:style-name="P114"><text:span text:style-name="T199"/></text:p>
          </table:table-cell>
          <table:table-cell table:style-name="TableCell020203">
            <text:p text:style-name="P114"><text:span text:style-name="T199"/></text:p>
          </table:table-cell>
        </table:table-row>
        <table:table-row table:style-name="TableRow0203">
          <table:table-cell table:style-name="TableCell020300">
            <text:p text:style-name="P116"><text:span text:style-name="T200">License contains the name of the author</text:span><text:span text:style-name="T201"/></text:p>
          </table:table-cell>
          <table:table-cell table:style-name="TableCell020301">
            <text:p text:style-name="P116"><text:span text:style-name="T202">X</text:span><text:span text:style-name="T203"/></text:p>
          </table:table-cell>
          <table:table-cell table:style-name="TableCell020302">
            <text:p text:style-name="P116"><text:span text:style-name="T203"/></text:p>
          </table:table-cell>
          <table:table-cell table:style-name="TableCell020303">
            <text:p text:style-name="P116"><text:span text:style-name="T203"/></text:p>
          </table:table-cell>
        </table:table-row>
        <table:table-row table:style-name="TableRow0204">
          <table:table-cell table:style-name="TableCell020400">
            <text:p text:style-name="P118"><text:span text:style-name="T204">License contains the following:</text:span></text:p>
            <text:p text:style-name="P118"><text:span text:style-name="T204">“This is a course requirement for CS 192 Software Engineering II under the supervision of Asst. Prof. Ma. Rowena C. Solamo of the Department of Computer Science, College of Engineering, University of the Philippines, Diliman for the AY 2015-2016”.</text:span><text:span text:style-name="T205"/></text:p>
          </table:table-cell>
          <table:table-cell table:style-name="TableCell020401">
            <text:p text:style-name="P118"><text:span text:style-name="T206">X</text:span><text:span text:style-name="T207"/></text:p>
          </table:table-cell>
          <table:table-cell table:style-name="TableCell020402">
            <text:p text:style-name="P118"><text:span text:style-name="T207"/></text:p>
          </table:table-cell>
          <table:table-cell table:style-name="TableCell020403">
            <text:p text:style-name="P118"><text:span text:style-name="T207"/></text:p>
          </table:table-cell>
        </table:table-row>
      </table:table>
      <text:p text:style-name="P120"><text:span text:style-name="T207"/></text:p>
      <text:p text:style-name="P120"><text:span text:style-name="T207"/></text:p>
      <text:p text:style-name="P120"><text:span text:style-name="T208">2.<text:s text:c="2"/>Code History</text:span></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able:number-rows-spanned="2">
            <text:p text:style-name="P122"><text:span text:style-name="T210">Criteria</text:span><text:span text:style-name="T211"/></text:p>
          </table:table-cell>
          <table:table-cell table:style-name="TableCell030001" table:number-columns-spanned="2">
            <text:p text:style-name="P122"><text:span text:style-name="T212">Comply</text:span><text:span text:style-name="T213"/></text:p>
          </table:table-cell>
          <table:covered-table-cell/>
          <table:table-cell table:style-name="TableCell030003" table:number-rows-spanned="2">
            <text:p text:style-name="P122"><text:span text:style-name="T214">Remarks</text:span><text:span text:style-name="T215"/></text:p>
          </table:table-cell>
        </table:table-row>
        <table:table-row table:style-name="TableRow0301">
          <table:covered-table-cell>
            <text:p text:style-name="P125"><text:span text:style-name="T215"><text:s/></text:span></text:p>
          </table:covered-table-cell>
          <table:table-cell table:style-name="TableCell030101">
            <text:p text:style-name="P126"><text:span text:style-name="T216">Yes</text:span><text:span text:style-name="T217"/></text:p>
          </table:table-cell>
          <table:table-cell table:style-name="TableCell030102">
            <text:p text:style-name="P126"><text:span text:style-name="T218">No</text:span><text:span text:style-name="T219"/></text:p>
          </table:table-cell>
          <table:covered-table-cell>
            <text:p text:style-name="P127"><text:span text:style-name="T219"><text:s/></text:span></text:p>
          </table:covered-table-cell>
        </table:table-row>
        <table:table-row table:style-name="TableRow0302">
          <table:table-cell table:style-name="TableCell030200">
            <text:p text:style-name="P130"><text:span text:style-name="T220">Code History appears after the license of the source code.</text:span><text:span text:style-name="T221"/></text:p>
          </table:table-cell>
          <table:table-cell table:style-name="TableCell030201">
            <text:p text:style-name="P130"><text:span text:style-name="T222">X</text:span><text:span text:style-name="T223"/></text:p>
          </table:table-cell>
          <table:table-cell table:style-name="TableCell030202">
            <text:p text:style-name="P130"><text:span text:style-name="T223"/></text:p>
          </table:table-cell>
          <table:table-cell table:style-name="TableCell030203">
            <text:p text:style-name="P130"><text:span text:style-name="T224">Not all files</text:span><text:span text:style-name="T225"/></text:p>
          </table:table-cell>
        </table:table-row>
        <table:table-row table:style-name="TableRow0303">
          <table:table-cell table:style-name="TableCell030300">
            <text:p text:style-name="P132"><text:span text:style-name="T226">Code History has been updated accordingly based on name of programmer, change date and change description.</text:span><text:span text:style-name="T227"/></text:p>
          </table:table-cell>
          <table:table-cell table:style-name="TableCell030301">
            <text:p text:style-name="P132"><text:span text:style-name="T228">X</text:span><text:span text:style-name="T229"/></text:p>
          </table:table-cell>
          <table:table-cell table:style-name="TableCell030302">
            <text:p text:style-name="P132"><text:span text:style-name="T229"/></text:p>
          </table:table-cell>
          <table:table-cell table:style-name="TableCell030303">
            <text:p text:style-name="P132"><text:span text:style-name="T230">Not all files</text:span><text:span text:style-name="T231"/></text:p>
          </table:table-cell>
        </table:table-row>
      </table:table>
      <text:p text:style-name="P134"><text:span text:style-name="T231"/></text:p>
      <text:p text:style-name="P134"><text:span text:style-name="T231"/></text:p>
      <text:p text:style-name="P134"><text:span text:style-name="T231"/></text:p>
      <text:p text:style-name="P134"><text:span text:style-name="T231"/></text:p>
      <text:p text:style-name="P134"><text:span text:style-name="T231"/></text:p>
      <text:p text:style-name="P134"><text:span text:style-name="T232">3.<text:s text:c="2"/>Internal Documentation</text:span></text:p>
      <table:table table:style-name="Table04">
        <table:table-column table:style-name="TableColumn0400"/>
        <table:table-column table:style-name="TableColumn0401"/>
        <table:table-column table:style-name="TableColumn0402"/>
        <table:table-column table:style-name="TableColumn0403"/>
        <table:table-row table:style-name="TableRow0400">
          <table:table-cell table:style-name="TableCell040000" table:number-rows-spanned="2">
            <text:p text:style-name="P136"><text:span text:style-name="T234">Criteria</text:span><text:span text:style-name="T235"/></text:p>
          </table:table-cell>
          <table:table-cell table:style-name="TableCell040001" table:number-columns-spanned="2">
            <text:p text:style-name="P136"><text:span text:style-name="T236">Comply</text:span><text:span text:style-name="T237"/></text:p>
          </table:table-cell>
          <table:covered-table-cell/>
          <table:table-cell table:style-name="TableCell040003" table:number-rows-spanned="2">
            <text:p text:style-name="P136"><text:span text:style-name="T238">Remarks</text:span><text:span text:style-name="T239"/></text:p>
          </table:table-cell>
        </table:table-row>
        <table:table-row table:style-name="TableRow0401">
          <table:covered-table-cell>
            <text:p text:style-name="P139"><text:span text:style-name="T239"><text:s/></text:span></text:p>
          </table:covered-table-cell>
          <table:table-cell table:style-name="TableCell040101">
            <text:p text:style-name="P140"><text:span text:style-name="T240">Yes</text:span><text:span text:style-name="T241"/></text:p>
          </table:table-cell>
          <table:table-cell table:style-name="TableCell040102">
            <text:p text:style-name="P140"><text:span text:style-name="T242">No</text:span><text:span text:style-name="T243"/></text:p>
          </table:table-cell>
          <table:covered-table-cell>
            <text:p text:style-name="P141"><text:span text:style-name="T243"><text:s/></text:span></text:p>
          </table:covered-table-cell>
        </table:table-row>
        <table:table-row table:style-name="TableRow0402">
          <table:table-cell table:style-name="TableCell040200">
            <text:p text:style-name="P144"><text:span text:style-name="T244">A comment block exists after the Code History containing the following information: file creation date, development group, client group and a brief statement of the purpose of the software in the file.</text:span><text:span text:style-name="T245"/></text:p>
          </table:table-cell>
          <table:table-cell table:style-name="TableCell040201">
            <text:p text:style-name="P144"><text:span text:style-name="T246">X</text:span><text:span text:style-name="T247"/></text:p>
          </table:table-cell>
          <table:table-cell table:style-name="TableCell040202">
            <text:p text:style-name="P144"><text:span text:style-name="T247"/></text:p>
          </table:table-cell>
          <table:table-cell table:style-name="TableCell040203">
            <text:p text:style-name="P144"><text:span text:style-name="T247"/></text:p>
          </table:table-cell>
        </table:table-row>
        <table:table-row table:style-name="TableRow0403">
          <table:table-cell table:style-name="TableCell040300">
            <text:p text:style-name="P146"><text:span text:style-name="T24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span text:style-name="T249"/></text:p>
          </table:table-cell>
          <table:table-cell table:style-name="TableCell040301">
            <text:p text:style-name="P146"><text:span text:style-name="T250">X</text:span><text:span text:style-name="T251"/></text:p>
          </table:table-cell>
          <table:table-cell table:style-name="TableCell040302">
            <text:p text:style-name="P146"><text:span text:style-name="T251"/></text:p>
          </table:table-cell>
          <table:table-cell table:style-name="TableCell040303">
            <text:p text:style-name="P146"><text:span text:style-name="T251"/></text:p>
          </table:table-cell>
        </table:table-row>
        <table:table-row table:style-name="TableRow0404">
          <table:table-cell table:style-name="TableCell040400">
            <text:p text:style-name="P148"><text:span text:style-name="T252">Indentions are 5 spaces.</text:span><text:span text:style-name="T253"/></text:p>
          </table:table-cell>
          <table:table-cell table:style-name="TableCell040401">
            <text:p text:style-name="P148"><text:span text:style-name="T254">X</text:span><text:span text:style-name="T255"/></text:p>
          </table:table-cell>
          <table:table-cell table:style-name="TableCell040402">
            <text:p text:style-name="P148"><text:span text:style-name="T255"/></text:p>
          </table:table-cell>
          <table:table-cell table:style-name="TableCell040403">
            <text:p text:style-name="P148"><text:span text:style-name="T255"/></text:p>
          </table:table-cell>
        </table:table-row>
        <table:table-row table:style-name="TableRow0405">
          <table:table-cell table:style-name="TableCell040500">
            <text:p text:style-name="P150"><text:span text:style-name="T256">Inline comments are found at the top of the statement using '/*' and '*/'.</text:span><text:span text:style-name="T257"/></text:p>
          </table:table-cell>
          <table:table-cell table:style-name="TableCell040501">
            <text:p text:style-name="P150"><text:span text:style-name="T258">X</text:span><text:span text:style-name="T259"/></text:p>
          </table:table-cell>
          <table:table-cell table:style-name="TableCell040502">
            <text:p text:style-name="P150"><text:span text:style-name="T259"/></text:p>
          </table:table-cell>
          <table:table-cell table:style-name="TableCell040503">
            <text:p text:style-name="P150"><text:span text:style-name="T259"/></text:p>
          </table:table-cell>
        </table:table-row>
        <table:table-row table:style-name="TableRow0406">
          <table:table-cell table:style-name="TableCell040600">
            <text:p text:style-name="P152"><text:span text:style-name="T260">Bracketing of block statements follows the following format:</text:span></text:p>
            <text:p text:style-name="P152"><text:span text:style-name="T261"/></text:p>
            <text:p text:style-name="P152"><text:span text:style-name="T262">if (){</text:span></text:p>
            <text:p text:style-name="P152"><text:span text:style-name="T262"><text:s text:c="5"/>statements;</text:span></text:p>
            <text:p text:style-name="P152"><text:span text:style-name="T262">}</text:span><text:span text:style-name="T263"/></text:p>
          </table:table-cell>
          <table:table-cell table:style-name="TableCell040601">
            <text:p text:style-name="P152"><text:span text:style-name="T264">X</text:span><text:span text:style-name="T265"/></text:p>
          </table:table-cell>
          <table:table-cell table:style-name="TableCell040602">
            <text:p text:style-name="P152"><text:span text:style-name="T265"/></text:p>
          </table:table-cell>
          <table:table-cell table:style-name="TableCell040603">
            <text:p text:style-name="P152"><text:span text:style-name="T265"/></text:p>
          </table:table-cell>
        </table:table-row>
        <table:table-row table:style-name="TableRow0407">
          <table:table-cell table:style-name="TableCell040700">
            <text:p text:style-name="P154"><text:span text:style-name="T266">Exceptions are being handled appropriately.</text:span><text:span text:style-name="T267"/></text:p>
          </table:table-cell>
          <table:table-cell table:style-name="TableCell040701">
            <text:p text:style-name="P154"><text:span text:style-name="T268">X</text:span><text:span text:style-name="T269"/></text:p>
          </table:table-cell>
          <table:table-cell table:style-name="TableCell040702">
            <text:p text:style-name="P154"><text:span text:style-name="T269"/></text:p>
          </table:table-cell>
          <table:table-cell table:style-name="TableCell040703">
            <text:p text:style-name="P154"><text:span text:style-name="T269"/></text:p>
          </table:table-cell>
        </table:table-row>
      </table:table>
      <text:p text:style-name="P156"><text:span text:style-name="T270">Reviewer’s Comments:</text:span></text:p>
      <text:p text:style-name="P157"><text:span text:style-name="T271"/></text:p>
      <text:p text:style-name="P157"><text:span text:style-name="T272">Code history is not complete.</text:span></text:p>
      <text:p text:style-name="P157"><text:span text:style-name="T2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